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26in"/>
    </style:style>
    <style:style style:name="co2" style:family="table-column">
      <style:table-column-properties fo:break-before="auto" style:column-width="0.6043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1.5937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1.1665in"/>
    </style:style>
    <style:style style:name="co10" style:family="table-column">
      <style:table-column-properties fo:break-before="auto" style:column-width="10.8854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1.2602in"/>
    </style:style>
    <style:style style:name="co14" style:family="table-column">
      <style:table-column-properties fo:break-before="auto" style:column-width="1.7398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0.9272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style:font-name-asian="Iskoola Pota" style:font-name-complex="Iskoola Pota"/>
    </style:style>
    <style:style style:name="ce3" style:family="table-cell" style:parent-style-name="Default" style:data-style-name="N61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style:font-name-asian="Iskoola Pota" style:font-name-complex="Iskoola Pot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2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6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ish-07-t1-rev-ep3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Revision</text:p>
          </table:table-cell>
          <table:table-cell office:value-type="string" calcext:value-type="string">
            <text:p>This episode will carry some <text:s/>questions from the subject material done during the 1st term and properly answering those questions within a given amount of time.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ish-07-t1-rev-ep3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Revision</text:p>
          </table:table-cell>
          <table:table-cell office:value-type="string" calcext:value-type="string">
            <text:p>This episode will carry some <text:s/>questions from the subject material done during the 1st term and properly answering those questions within a given amount of time.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ish-07-t1-rev-ep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Revision</text:p>
          </table:table-cell>
          <table:table-cell office:value-type="string" calcext:value-type="string">
            <text:p>This episode will carry some <text:s/>questions from the subject material done during the 1st term and properly answering those questions within a given amount of time.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ish-07-t2-rev-ep3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Revision</text:p>
          </table:table-cell>
          <table:table-cell office:value-type="string" calcext:value-type="string">
            <text:p>This episode will carry some <text:s/>questions from the subject material done during the 2nd term and properly answering those questions within a given amount of time.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ish-07-t2-rev-ep3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Revision</text:p>
          </table:table-cell>
          <table:table-cell office:value-type="string" calcext:value-type="string">
            <text:p>This episode will carry some <text:s/>questions from the subject material done during the 2nd term and properly answering those questions within a given amount of time.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ish-07-t2-rev-ep3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Revision</text:p>
          </table:table-cell>
          <table:table-cell office:value-type="string" calcext:value-type="string">
            <text:p>This episode will carry some <text:s/>questions from the subject material done during the 2nd term and properly answering those questions within a given amount of time.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ish-07-t3-rev-ep3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Revision</text:p>
          </table:table-cell>
          <table:table-cell office:value-type="string" calcext:value-type="string">
            <text:p>This episode will carry some <text:s/>questions from the subject material done during the 3rd term and properly answering those questions within a given amount of time.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ish-07-t3-rev-ep3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Revision</text:p>
          </table:table-cell>
          <table:table-cell office:value-type="string" calcext:value-type="string">
            <text:p>This episode will carry some <text:s/>questions from the subject material done during the 3rd term and properly answering those questions within a given amount of time.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ish-07-t3-rev-ep3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Revision</text:p>
          </table:table-cell>
          <table:table-cell office:value-type="string" calcext:value-type="string">
            <text:p>This episode will carry some <text:s/>questions from the subject material done during the 3rd term and properly answering those questions within a given amount of time.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Q1:Sheet1.R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6:03.599392691</dc:date>
    <meta:editing-cycles>36</meta:editing-cycles>
    <meta:editing-duration>PT3H29M13S</meta:editing-duration>
    <meta:document-statistic meta:table-count="1" meta:cell-count="90" meta:object-count="0"/>
  </office:meta>
</office:document-meta>
</file>